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6"/>
          <table:table-cell office:value-type="string" calcext:value-type="string">
            <text:p>Goalkeeper Catch Face</text:p>
          </table:table-cell>
          <table:table-cell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3:04:33.2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09T21:29:42.740000000</dc:date>
    <meta:editing-duration>P1DT8H27M36S</meta:editing-duration>
    <meta:editing-cycles>11</meta:editing-cycles>
    <meta:generator>LibreOffice/24.2.2.2$Windows_X86_64 LibreOffice_project/d56cc158d8a96260b836f100ef4b4ef25d6f1a01</meta:generator>
    <meta:document-statistic meta:table-count="1" meta:cell-count="133" meta:object-count="0"/>
  </office:meta>
</office:document-meta>
</file>